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.87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language="en" fo:country="US" style:font-name-asian="Noto Sans CJK SC Regular" style:font-name-complex="Free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EP</text:p>
          </table:table-cell>
          <table:table-cell table:style-name="ce1" office:value-type="string" calcext:value-type="string">
            <text:p>WLB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Lebensmittel - Snacks - Frucht- und Nussriegel</text:p>
          </table:table-cell>
          <table:table-cell office:value-type="string" calcext:value-type="string">
            <text:p>Nuss- und Fruchtrieg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bensmittel - Snacks - Nüsse und Trockenfrüchte</text:p>
          </table:table-cell>
          <table:table-cell office:value-type="string" calcext:value-type="string">
            <text:p>Nüs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bensmittel - Snacks - Confiserie</text:p>
          </table:table-cell>
          <table:table-cell office:value-type="string" calcext:value-type="string">
            <text:p>Confiseri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bensmittel - Mahlzeit - Zucker</text:p>
          </table:table-cell>
          <table:table-cell office:value-type="string" calcext:value-type="string">
            <text:p>Zuck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bensmittel - Tee - Kräutertee</text:p>
          </table:table-cell>
          <table:table-cell office:value-type="string" calcext:value-type="string">
            <text:p>Kräuter- und Früchtet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affee - Kaffee - Instantgetränke (7% Mwst.)</text:p>
          </table:table-cell>
          <table:table-cell office:value-type="string" calcext:value-type="string">
            <text:p>Instantkaff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bensmittel - Mahlzeit - Kräuter und Gewürze</text:p>
          </table:table-cell>
          <table:table-cell office:value-type="string" calcext:value-type="string">
            <text:p>Gewürze und Kräut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Alles für Kiddies - Kinderzimmer</text:p>
          </table:table-cell>
          <table:table-cell office:value-type="string" calcext:value-type="string">
            <text:p>Spielzeu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Alles für Kiddies - Babytragetücher</text:p>
          </table:table-cell>
          <table:table-cell office:value-type="string" calcext:value-type="string">
            <text:p>Kleidung Kind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Wellness-Artikel - Badezimmerzubehör</text:p>
          </table:table-cell>
          <table:table-cell office:value-type="string" calcext:value-type="string">
            <text:p>Kosmetik, Bad und Wellne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Alles für Kiddies - Spieltiere und Puppen</text:p>
          </table:table-cell>
          <table:table-cell office:value-type="string" calcext:value-type="string">
            <text:p>Spielzeu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Taschen und Körbe - Taschen aus BW oder Jute</text:p>
          </table:table-cell>
          <table:table-cell office:value-type="string" calcext:value-type="string">
            <text:p>Tasch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Für Körper und Seele - Kerzenhalter und Freundeskreis</text:p>
          </table:table-cell>
          <table:table-cell office:value-type="string" calcext:value-type="string">
            <text:p>Kerzen und Räucherwer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Tisch und Küche - Gläser</text:p>
          </table:table-cell>
          <table:table-cell office:value-type="string" calcext:value-type="string">
            <text:p>Geschirr und Glaswar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Tisch und Küche - Tischwäsche</text:p>
          </table:table-cell>
          <table:table-cell office:value-type="string" calcext:value-type="string">
            <text:p>Haushalt und Gart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Tisch und Küche - Sonstiges Tisch und Küche</text:p>
          </table:table-cell>
          <table:table-cell office:value-type="string" calcext:value-type="string">
            <text:p>Haushalt und Gart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Papeterie - Grußkarten und Briefpapier</text:p>
          </table:table-cell>
          <table:table-cell office:value-type="string" calcext:value-type="string">
            <text:p>Grußkart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Fair Fashion - Tücher und Schals</text:p>
          </table:table-cell>
          <table:table-cell office:value-type="string" calcext:value-type="string">
            <text:p>Textile Accessoir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Wohnideen - Kleindeko</text:p>
          </table:table-cell>
          <table:table-cell office:value-type="string" calcext:value-type="string">
            <text:p>Dekoartik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affee - Kaffee - Röstkaffee</text:p>
          </table:table-cell>
          <table:table-cell office:value-type="string" calcext:value-type="string">
            <text:p>Kaff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affee - Kaffee - Rohstoffe</text:p>
          </table:table-cell>
          <table:table-cell office:value-type="string" calcext:value-type="string">
            <text:p>Kaff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Verpackung - Verpackung</text:p>
          </table:table-cell>
          <table:table-cell office:value-type="string" calcext:value-type="string">
            <text:p>Ergänzungsproduk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Taschen und Körbe - Artikel aus Rindsleder</text:p>
          </table:table-cell>
          <table:table-cell office:value-type="string" calcext:value-type="string">
            <text:p>Lederwar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Tisch und Küche - Haushaltskörbe</text:p>
          </table:table-cell>
          <table:table-cell office:value-type="string" calcext:value-type="string">
            <text:p>Körb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Wohnideen - für Blumen</text:p>
          </table:table-cell>
          <table:table-cell office:value-type="string" calcext:value-type="string">
            <text:p>Haushalt und Gart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Papeterie - Geschenkverpackung</text:p>
          </table:table-cell>
          <table:table-cell office:value-type="string" calcext:value-type="string">
            <text:p>Geschenkverpac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Verpackung - Taschen aus BW oder Jute</text:p>
          </table:table-cell>
          <table:table-cell office:value-type="string" calcext:value-type="string">
            <text:p>Tasch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Taschen und Körbe - Einkaufstaschen und Tragekörbe</text:p>
          </table:table-cell>
          <table:table-cell office:value-type="string" calcext:value-type="string">
            <text:p>Tasch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Fair Fashion - Schuhe</text:p>
          </table:table-cell>
          <table:table-cell office:value-type="string" calcext:value-type="string">
            <text:p>Schuh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Schmuck - Sonstiger Schmuck</text:p>
          </table:table-cell>
          <table:table-cell office:value-type="string" calcext:value-type="string">
            <text:p>Schmuc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Wohnideen - Kleinmöbel</text:p>
          </table:table-cell>
          <table:table-cell office:value-type="string" calcext:value-type="string">
            <text:p>Haushalt und Gart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Wohnideen - Hängedekoration</text:p>
          </table:table-cell>
          <table:table-cell office:value-type="string" calcext:value-type="string">
            <text:p>Dekoartik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Papeterie - Notizbücher und -blöcke</text:p>
          </table:table-cell>
          <table:table-cell office:value-type="string" calcext:value-type="string">
            <text:p>Notizbücher und Fotoalb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Wohnideen - Bilder</text:p>
          </table:table-cell>
          <table:table-cell office:value-type="string" calcext:value-type="string">
            <text:p>Dekoartik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Papeterie - Dekoration</text:p>
          </table:table-cell>
          <table:table-cell office:value-type="string" calcext:value-type="string">
            <text:p>Dekoartik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Musik und Instrumente - Blasinstrumente</text:p>
          </table:table-cell>
          <table:table-cell office:value-type="string" calcext:value-type="string">
            <text:p>Musikinstrumen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Tisch und Küche - Geschirr</text:p>
          </table:table-cell>
          <table:table-cell office:value-type="string" calcext:value-type="string">
            <text:p>Geschirr und Glaswar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Taschen und Körbe - Schlüsseltaschen und -ringe</text:p>
          </table:table-cell>
          <table:table-cell table:style-name="ce4" office:value-type="string" calcext:value-type="string">
            <text:p>Sonstiges Kunsthandwer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bensmittel - Tee - Rohstoffe</text:p>
          </table:table-cell>
          <table:table-cell table:style-name="ce4" office:value-type="string" calcext:value-type="string">
            <text:p>T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bensmittel - Snacks - Schokolade</text:p>
          </table:table-cell>
          <table:table-cell table:style-name="ce4" office:value-type="string" calcext:value-type="string">
            <text:p>Tafelschokolad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bensmittel - Mahlzeit - Milch- und Kakaogetränke</text:p>
          </table:table-cell>
          <table:table-cell table:style-name="ce4" office:value-type="string" calcext:value-type="string">
            <text:p>Kakao und Trinkschokolad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bensmittel - Snacks - Gebäck</text:p>
          </table:table-cell>
          <table:table-cell table:style-name="ce4" office:value-type="string" calcext:value-type="string">
            <text:p>Gebäc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bensmittel - Mahlzeit - Kochen und Backen</text:p>
          </table:table-cell>
          <table:table-cell table:style-name="ce4" office:value-type="string" calcext:value-type="string">
            <text:p>Sonstige Lebensmitt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bensmittel - Mahlzeit - Rohstoffe</text:p>
          </table:table-cell>
          <table:table-cell table:style-name="ce4" office:value-type="string" calcext:value-type="string">
            <text:p>Sonstige Lebensmitt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bensmittel - Snacks - Rohstoffe</text:p>
          </table:table-cell>
          <table:table-cell table:style-name="ce4" office:value-type="string" calcext:value-type="string">
            <text:p>Chips und Knabberei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bensmittel - Tee - 7% Artikel ohne Skonto</text:p>
          </table:table-cell>
          <table:table-cell table:style-name="ce4" office:value-type="string" calcext:value-type="string">
            <text:p>T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bensmittel - Getränke - Wein, Rum, Guarana (19% Mwst.)</text:p>
          </table:table-cell>
          <table:table-cell table:style-name="ce4" office:value-type="string" calcext:value-type="string">
            <text:p>Sonstige alkoholische Getränk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Wohnideen - Küche und Bad</text:p>
          </table:table-cell>
          <table:table-cell office:value-type="string" calcext:value-type="string">
            <text:p>Haushalt und Gart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Schmuck - Schmuck aus Naturmaterialien</text:p>
          </table:table-cell>
          <table:table-cell office:value-type="string" calcext:value-type="string">
            <text:p>Schmuc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Fair Fashion - Sonstiges Outdoor</text:p>
          </table:table-cell>
          <table:table-cell table:style-name="ce4" office:value-type="string" calcext:value-type="string">
            <text:p>Sonstige Kleid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Fair Fashion - Silberschmuck</text:p>
          </table:table-cell>
          <table:table-cell office:value-type="string" calcext:value-type="string">
            <text:p>Schmuc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Schmuck - Fundgrube Modeschmuck</text:p>
          </table:table-cell>
          <table:table-cell office:value-type="string" calcext:value-type="string">
            <text:p>Schmuc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Tisch und Küche - Kochbücher</text:p>
          </table:table-cell>
          <table:table-cell table:style-name="ce4" office:value-type="string" calcext:value-type="string">
            <text:p>Büc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Papeterie - Bücher</text:p>
          </table:table-cell>
          <table:table-cell table:style-name="ce4" office:value-type="string" calcext:value-type="string">
            <text:p>Büc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Geschenkartikel - EL PUENTE Medien und Kalender</text:p>
          </table:table-cell>
          <table:table-cell table:style-name="ce4" office:value-type="string" calcext:value-type="string">
            <text:p>Kalend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Musik und Instrumente - Compact Disks</text:p>
          </table:table-cell>
          <table:table-cell table:style-name="ce4" office:value-type="string" calcext:value-type="string">
            <text:p>CD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bensmittel - Mahlzeit - Essig &amp; Öl</text:p>
          </table:table-cell>
          <table:table-cell table:style-name="ce4" office:value-type="string" calcext:value-type="string">
            <text:p>Essig und Ö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Schmuck - Modeschmuck</text:p>
          </table:table-cell>
          <table:table-cell office:value-type="string" calcext:value-type="string">
            <text:p>Schmuc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Für Körper und Seele - Klänge für die Seele</text:p>
          </table:table-cell>
          <table:table-cell office:value-type="string" calcext:value-type="string">
            <text:p>Musikinstrumen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bensmittel - Tee - Grüner Tee</text:p>
          </table:table-cell>
          <table:table-cell table:style-name="ce4" office:value-type="string" calcext:value-type="string">
            <text:p>Grüner T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Wohnideen - Sonstiges Wohnideen</text:p>
          </table:table-cell>
          <table:table-cell office:value-type="string" calcext:value-type="string">
            <text:p>Sonstiges Kunsthandwer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Verpackung - Artikel ohne Skonto</text:p>
          </table:table-cell>
          <table:table-cell office:value-type="string" calcext:value-type="string">
            <text:p>Ergänzungsproduk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bensmittel - Getränke - Säfte (19% Mwst.)</text:p>
          </table:table-cell>
          <table:table-cell table:style-name="ce4" office:value-type="string" calcext:value-type="string">
            <text:p>Sonstige Getränk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bensmittel - Snacks - Chips</text:p>
          </table:table-cell>
          <table:table-cell table:style-name="ce4" office:value-type="string" calcext:value-type="string">
            <text:p>Chips und Knabberei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Musik und Instrumente - Trommeln</text:p>
          </table:table-cell>
          <table:table-cell office:value-type="string" calcext:value-type="string">
            <text:p>Musikinstrumen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Alles für Kiddies - Accessoires für Kinder</text:p>
          </table:table-cell>
          <table:table-cell office:value-type="string" calcext:value-type="string">
            <text:p>Sonstiges Kunsthandwer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Alles für Kiddies - Kinderspielzeug</text:p>
          </table:table-cell>
          <table:table-cell office:value-type="string" calcext:value-type="string">
            <text:p>Spielzeu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Für Körper und Seele - Deko-Puppen</text:p>
          </table:table-cell>
          <table:table-cell office:value-type="string" calcext:value-type="string">
            <text:p>Dekoartik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bensmittel - Mahlzeit - Brotaufstrich</text:p>
          </table:table-cell>
          <table:table-cell table:style-name="ce4" office:value-type="string" calcext:value-type="string">
            <text:p>Brotaufstrich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bensmittel - Snacks - Bonbons</text:p>
          </table:table-cell>
          <table:table-cell table:style-name="ce4" office:value-type="string" calcext:value-type="string">
            <text:p>Bonbo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Wellness-Artikel - Entspannung</text:p>
          </table:table-cell>
          <table:table-cell office:value-type="string" calcext:value-type="string">
            <text:p>Kosmetik, Bad und Wellne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Wohnideen - Dosen und Zierteller</text:p>
          </table:table-cell>
          <table:table-cell office:value-type="string" calcext:value-type="string">
            <text:p>Dekoartik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Tisch und Küche - Schneidebretter</text:p>
          </table:table-cell>
          <table:table-cell table:style-name="ce4" office:value-type="string" calcext:value-type="string">
            <text:p>Küchenutensili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Tisch und Küche - Besteck</text:p>
          </table:table-cell>
          <table:table-cell table:style-name="ce4" office:value-type="string" calcext:value-type="string">
            <text:p>Küchenutensili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Schmuck - Silberschmuck</text:p>
          </table:table-cell>
          <table:table-cell office:value-type="string" calcext:value-type="string">
            <text:p>Schmuc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Musik und Instrumente - Percussion</text:p>
          </table:table-cell>
          <table:table-cell office:value-type="string" calcext:value-type="string">
            <text:p>Musikinstrumen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Schmuck - Schmuckaufbewahrung</text:p>
          </table:table-cell>
          <table:table-cell office:value-type="string" calcext:value-type="string">
            <text:p>Schmuc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Wohnideen - Masken und Menschenfiguren</text:p>
          </table:table-cell>
          <table:table-cell office:value-type="string" calcext:value-type="string">
            <text:p>Dekoartik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Für Körper und Seele - Sonstiges für Körper und Seele</text:p>
          </table:table-cell>
          <table:table-cell office:value-type="string" calcext:value-type="string">
            <text:p>Dekoartik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Wohnideen - Heimtextilien</text:p>
          </table:table-cell>
          <table:table-cell table:style-name="ce4" office:value-type="string" calcext:value-type="string">
            <text:p>Textilwar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Für Körper und Seele - Räucherstäbchen und Zubehör</text:p>
          </table:table-cell>
          <table:table-cell table:style-name="ce4" office:value-type="string" calcext:value-type="string">
            <text:p>Kerzen und Räucherwer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bensmittel - Tee - Schwarzer Tee und weißer Tee</text:p>
          </table:table-cell>
          <table:table-cell table:style-name="ce4" office:value-type="string" calcext:value-type="string">
            <text:p>Schwarzer T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Draußen vor der Tür - Fussmatten</text:p>
          </table:table-cell>
          <table:table-cell table:style-name="ce4" office:value-type="string" calcext:value-type="string">
            <text:p>Fußmatten und Teppich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Papeterie - Utensilien</text:p>
          </table:table-cell>
          <table:table-cell table:style-name="ce4" office:value-type="string" calcext:value-type="string">
            <text:p>Stifte, Mäppchen und Zubehö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Wellness-Artikel - Körperpflege und -zubehör</text:p>
          </table:table-cell>
          <table:table-cell table:style-name="ce4" office:value-type="string" calcext:value-type="string">
            <text:p>Kosmetik, Bad und Wellne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Taschen und Körbe - Artikel aus Ziegenleder</text:p>
          </table:table-cell>
          <table:table-cell office:value-type="string" calcext:value-type="string">
            <text:p>Lederwar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Tisch und Küche - Küchenhelfer</text:p>
          </table:table-cell>
          <table:table-cell office:value-type="string" calcext:value-type="string">
            <text:p>Küchenutensili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Wohnideen - Küchenhelfer</text:p>
          </table:table-cell>
          <table:table-cell office:value-type="string" calcext:value-type="string">
            <text:p>Küchenutensili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Für Körper und Seele - Aromalampen und Duftöle</text:p>
          </table:table-cell>
          <table:table-cell office:value-type="string" calcext:value-type="string">
            <text:p>Kerzen und Räucherwer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Für Körper und Seele - Kerzen</text:p>
          </table:table-cell>
          <table:table-cell office:value-type="string" calcext:value-type="string">
            <text:p>Kerzen und Räucherwer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Schmuck - Gold- und vergoldeter Schmuck</text:p>
          </table:table-cell>
          <table:table-cell office:value-type="string" calcext:value-type="string">
            <text:p>Schmuc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Schmuck - Modeschmuck mit Schmucksteinen</text:p>
          </table:table-cell>
          <table:table-cell office:value-type="string" calcext:value-type="string">
            <text:p>Schmuc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Wohnideen - Tierfiguren</text:p>
          </table:table-cell>
          <table:table-cell office:value-type="string" calcext:value-type="string">
            <text:p>Dekoartik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Wohnideen - Krippen</text:p>
          </table:table-cell>
          <table:table-cell table:style-name="ce4" office:value-type="string" calcext:value-type="string">
            <text:p>KHW Weihnacht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Alles für Kiddies - Spardosen</text:p>
          </table:table-cell>
          <table:table-cell office:value-type="string" calcext:value-type="string">
            <text:p>Lederwar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Freizeit und Hobby - Geschicklichkeitsspiele</text:p>
          </table:table-cell>
          <table:table-cell office:value-type="string" calcext:value-type="string">
            <text:p>Spielzeu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Freizeit und Hobby - Brettspiele</text:p>
          </table:table-cell>
          <table:table-cell office:value-type="string" calcext:value-type="string">
            <text:p>Spielzeu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Papeterie - Accessoires für Kinder</text:p>
          </table:table-cell>
          <table:table-cell table:style-name="ce4" office:value-type="string" calcext:value-type="string">
            <text:p>Notizbücher und Fotoalb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Papeterie - Sonstige Papeterie</text:p>
          </table:table-cell>
          <table:table-cell office:value-type="string" calcext:value-type="string">
            <text:p>Dekoartik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Taschen und Körbe - Taschen aus Kunststoff etc.</text:p>
          </table:table-cell>
          <table:table-cell office:value-type="string" calcext:value-type="string">
            <text:p>Tasch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Tisch und Küche - Wäschepflege</text:p>
          </table:table-cell>
          <table:table-cell office:value-type="string" calcext:value-type="string">
            <text:p>Haushalt und Gart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Schmuck - Holzschmuck</text:p>
          </table:table-cell>
          <table:table-cell office:value-type="string" calcext:value-type="string">
            <text:p>Schmuc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Bionatyr Naturkosmetik - Bionatyr Naturkosmetik</text:p>
          </table:table-cell>
          <table:table-cell office:value-type="string" calcext:value-type="string">
            <text:p>Kosmetik, Bad und Wellne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Draußen vor der Tür - Sonstiges Outdoor</text:p>
          </table:table-cell>
          <table:table-cell office:value-type="string" calcext:value-type="string">
            <text:p>Sonstiges Kunsthandwer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Draußen vor der Tür - Gartenkeramik und -Dekoration</text:p>
          </table:table-cell>
          <table:table-cell office:value-type="string" calcext:value-type="string">
            <text:p>Dekoartik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Draußen vor der Tür - Tierfiguren</text:p>
          </table:table-cell>
          <table:table-cell office:value-type="string" calcext:value-type="string">
            <text:p>Dekoartik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Für Körper und Seele - Gutes für den Körper</text:p>
          </table:table-cell>
          <table:table-cell office:value-type="string" calcext:value-type="string">
            <text:p>Kosmetik, Bad und Wellne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Tisch und Küche - Artikel ohne Skonto</text:p>
          </table:table-cell>
          <table:table-cell office:value-type="string" calcext:value-type="string">
            <text:p>Geschirr und Glaswar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Fair Fashion - Mode für Sie</text:p>
          </table:table-cell>
          <table:table-cell table:style-name="ce4" office:value-type="string" calcext:value-type="string">
            <text:p>Kleidung Erwachse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Wellness-Artikel - Tücher und Schals</text:p>
          </table:table-cell>
          <table:table-cell office:value-type="string" calcext:value-type="string">
            <text:p>Textile Accessoir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Wohnideen - Artikel ohne Skonto</text:p>
          </table:table-cell>
          <table:table-cell office:value-type="string" calcext:value-type="string">
            <text:p>Ergänzungsproduk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Taschen und Körbe - Tachen aus Wolle</text:p>
          </table:table-cell>
          <table:table-cell office:value-type="string" calcext:value-type="string">
            <text:p>Tasch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Taschen und Körbe - Badezimmerzubehör</text:p>
          </table:table-cell>
          <table:table-cell office:value-type="string" calcext:value-type="string">
            <text:p>Tasch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bensmittel - Tee - Früchtetee</text:p>
          </table:table-cell>
          <table:table-cell office:value-type="string" calcext:value-type="string">
            <text:p>Kräuter- und Früchtet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Fair Fashion - Hüte</text:p>
          </table:table-cell>
          <table:table-cell table:style-name="ce4" office:value-type="string" calcext:value-type="string">
            <text:p>Sonstige Kleid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Wohnideen - Deko-Autos</text:p>
          </table:table-cell>
          <table:table-cell office:value-type="string" calcext:value-type="string">
            <text:p>Dekoartik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bensmittel - Mahlzeit - Honig</text:p>
          </table:table-cell>
          <table:table-cell table:style-name="ce4" office:value-type="string" calcext:value-type="string">
            <text:p>Honi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Wellness-Artikel - Spirituelles,Yoga,Klangschalen</text:p>
          </table:table-cell>
          <table:table-cell office:value-type="string" calcext:value-type="string">
            <text:p>Kosmetik, Bad und Wellne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Fair Fashion - Stricksachen (Accessoires)</text:p>
          </table:table-cell>
          <table:table-cell office:value-type="string" calcext:value-type="string">
            <text:p>Textile Accessoir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Wellness-Artikel - Räucherstäbchen und Zubehör</text:p>
          </table:table-cell>
          <table:table-cell office:value-type="string" calcext:value-type="string">
            <text:p>Kerzen und Räucherwer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Alles für Kiddies - Fingerpuppen</text:p>
          </table:table-cell>
          <table:table-cell office:value-type="string" calcext:value-type="string">
            <text:p>Spielzeu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Schmuck - Bronzeschmuck</text:p>
          </table:table-cell>
          <table:table-cell office:value-type="string" calcext:value-type="string">
            <text:p>Schmuc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Wohnideen - Baumschmuck</text:p>
          </table:table-cell>
          <table:table-cell table:style-name="ce4" office:value-type="string" calcext:value-type="string">
            <text:p>KHW Weihnacht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Wohnideen - Dekoration</text:p>
          </table:table-cell>
          <table:table-cell office:value-type="string" calcext:value-type="string">
            <text:p>Dekoartik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Tierbedarf - Tierbehausung</text:p>
          </table:table-cell>
          <table:table-cell office:value-type="string" calcext:value-type="string">
            <text:p>Haushalt und Gart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Freizeit und Hobby - Bälle</text:p>
          </table:table-cell>
          <table:table-cell office:value-type="string" calcext:value-type="string">
            <text:p>Spielzeu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bensmittel - Snacks - Zucker</text:p>
          </table:table-cell>
          <table:table-cell table:style-name="ce4" office:value-type="string" calcext:value-type="string">
            <text:p>Bonbo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bensmittel - Snacks - Fruchtgummis</text:p>
          </table:table-cell>
          <table:table-cell table:style-name="ce4" office:value-type="string" calcext:value-type="string">
            <text:p>Fruchtgumm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bensmittel - Snacks - 7% Artikel ohne Skonto</text:p>
          </table:table-cell>
          <table:table-cell table:style-name="ce4" office:value-type="string" calcext:value-type="string">
            <text:p>Fruchtgumm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bensmittel - Mahlzeit - Tapenaden, Dipps, Saucen, Senf</text:p>
          </table:table-cell>
          <table:table-cell table:style-name="ce4" office:value-type="string" calcext:value-type="string">
            <text:p>Soßen und Würzpast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Wellness-Artikel - Rohstoffe</text:p>
          </table:table-cell>
          <table:table-cell office:value-type="string" calcext:value-type="string">
            <text:p>Kosmetik, Bad und Wellne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bensmittel - Tee - Rotbuschtee</text:p>
          </table:table-cell>
          <table:table-cell table:style-name="ce4" office:value-type="string" calcext:value-type="string">
            <text:p>Rotbuscht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Verpackung - Versandkartons</text:p>
          </table:table-cell>
          <table:table-cell office:value-type="string" calcext:value-type="string">
            <text:p>Ergänzungsproduk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Schmuck - Haarschmuck</text:p>
          </table:table-cell>
          <table:table-cell office:value-type="string" calcext:value-type="string">
            <text:p>Schmuc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Papeterie - Taschen aus BW oder Jute</text:p>
          </table:table-cell>
          <table:table-cell office:value-type="string" calcext:value-type="string">
            <text:p>Tasch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Schmuck - Halsketten und Anhänger</text:p>
          </table:table-cell>
          <table:table-cell office:value-type="string" calcext:value-type="string">
            <text:p>Schmuc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Bionatyr Naturkosmetik - Bionatyr für Sie</text:p>
          </table:table-cell>
          <table:table-cell office:value-type="string" calcext:value-type="string">
            <text:p>Kosmetik, Bad und Wellne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Taschen und Körbe - Haushaltskörbe</text:p>
          </table:table-cell>
          <table:table-cell office:value-type="string" calcext:value-type="string">
            <text:p>Körb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Taschen und Körbe - Kleinmöbel</text:p>
          </table:table-cell>
          <table:table-cell office:value-type="string" calcext:value-type="string">
            <text:p>Haushalt und Garten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kus Voge</meta:initial-creator>
    <meta:creation-date>2023-02-08T00:55:56.275409584</meta:creation-date>
    <dc:date>2023-05-11T00:33:31.227515877</dc:date>
    <dc:creator>Markus Voge</dc:creator>
    <meta:editing-duration>PT2H15M17S</meta:editing-duration>
    <meta:editing-cycles>30</meta:editing-cycles>
    <meta:generator>LibreOffice/7.3.7.2$Linux_X86_64 LibreOffice_project/30$Build-2</meta:generator>
    <meta:document-statistic meta:table-count="1" meta:cell-count="280" meta:object-count="0"/>
  </office:meta>
</office:document-meta>
</file>